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Text_20_body">
      <style:text-properties fo:font-size="10pt" officeooo:paragraph-rsid="000dc959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officeooo:rsid="000b9b01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rsid="000b9b01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0pt" officeooo:rsid="000b9b01" style:font-size-asian="10pt" style:font-size-complex="10pt"/>
    </style:style>
    <style:style style:name="P6" style:family="paragraph" style:parent-style-name="Text_20_body" style:list-style-name="L2">
      <style:text-properties fo:font-size="10pt" officeooo:rsid="000b9b01" style:font-size-asian="10pt" style:font-size-complex="10pt"/>
    </style:style>
    <style:style style:name="P7" style:family="paragraph" style:parent-style-name="Text_20_body" style:list-style-name="L2">
      <style:text-properties fo:font-size="10pt" style:font-size-asian="10pt" style:font-size-complex="10pt"/>
    </style:style>
    <style:style style:name="P8" style:family="paragraph" style:parent-style-name="Text_20_body" style:list-style-name="L2">
      <style:text-properties fo:font-size="10pt" officeooo:paragraph-rsid="000cdc4f" style:font-size-asian="10pt" style:font-size-complex="10pt"/>
    </style:style>
    <style:style style:name="P9" style:family="paragraph" style:parent-style-name="Text_20_body" style:list-style-name="L2">
      <style:text-properties fo:font-size="10pt" officeooo:rsid="000cdc4f" style:font-size-asian="10pt" style:font-size-complex="10pt"/>
    </style:style>
    <style:style style:name="P10" style:family="paragraph" style:parent-style-name="Text_20_body" style:list-style-name="L1">
      <style:text-properties fo:font-size="10pt" fo:font-style="italic" style:text-underline-style="solid" style:text-underline-width="auto" style:text-underline-color="font-color" fo:font-weight="bold" officeooo:rsid="000b9b01" officeooo:paragraph-rsid="000cdc4f" style:font-size-asian="10pt" style:font-size-complex="10pt"/>
    </style:style>
    <style:style style:name="P11" style:family="paragraph" style:parent-style-name="Text_20_body" style:list-style-name="L2">
      <style:text-properties fo:font-size="10pt" fo:font-style="italic" style:text-underline-style="solid" style:text-underline-width="auto" style:text-underline-color="font-color" fo:font-weight="bold" officeooo:rsid="000b9b01" style:font-size-asian="10pt" style:font-size-complex="10pt"/>
    </style:style>
    <style:style style:name="P12" style:family="paragraph" style:parent-style-name="Text_20_body" style:list-style-name="L2">
      <style:text-properties fo:font-size="10pt" fo:font-style="italic" style:text-underline-style="solid" style:text-underline-width="auto" style:text-underline-color="font-color" fo:font-weight="bold" officeooo:rsid="000cdc4f" style:font-size-asian="10pt" style:font-size-complex="10pt"/>
    </style:style>
    <style:style style:name="P13" style:family="paragraph" style:parent-style-name="Text_20_body" style:list-style-name="L2">
      <style:text-properties fo:font-size="10pt" fo:font-style="normal" style:text-underline-style="none" fo:font-weight="normal" officeooo:rsid="000b9b01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ext_20_body" style:list-style-name="L2">
      <style:text-properties fo:font-size="10pt" fo:font-style="normal" style:text-underline-style="none" fo:font-weight="normal" officeooo:rsid="000cdc4f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ext_20_body">
      <style:text-properties fo:font-size="10pt" fo:font-weight="normal" officeooo:rsid="000cdc4f" officeooo:paragraph-rsid="000cdc4f" style:font-size-asian="10pt" style:font-weight-asian="normal" style:font-size-complex="10pt" style:font-weight-complex="normal"/>
    </style:style>
    <style:style style:name="P16" style:family="paragraph" style:parent-style-name="Text_20_body">
      <style:text-properties fo:font-size="10pt" fo:font-weight="normal" officeooo:rsid="000dc959" officeooo:paragraph-rsid="000dc959" style:font-size-asian="10pt" style:font-weight-asian="normal" style:font-size-complex="10pt" style:font-weight-complex="normal"/>
    </style:style>
    <style:style style:name="P17" style:family="paragraph" style:parent-style-name="Text_20_body" style:list-style-name="L2"/>
    <style:style style:name="P18" style:family="paragraph" style:parent-style-name="Heading_20_1">
      <style:text-properties officeooo:rsid="000b9b01"/>
    </style:style>
    <style:style style:name="P19" style:family="paragraph" style:parent-style-name="Heading_20_1">
      <style:text-properties officeooo:rsid="000b9b01" officeooo:paragraph-rsid="000b9b01"/>
    </style:style>
    <style:style style:name="T1" style:family="text">
      <style:text-properties officeooo:rsid="000b9b01"/>
    </style:style>
    <style:style style:name="T2" style:family="text">
      <style:text-properties fo:font-weight="bold" officeooo:rsid="000b9b01" style:font-weight-asian="bold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0b9b01"/>
    </style:style>
    <style:style style:name="T4" style:family="text">
      <style:text-properties fo:font-style="italic" style:text-underline-style="solid" style:text-underline-width="auto" style:text-underline-color="font-color" fo:font-weight="bold" officeooo:rsid="000cdc4f"/>
    </style:style>
    <style:style style:name="T5" style:family="text">
      <style:text-properties fo:font-size="10pt" fo:font-style="normal" style:text-underline-style="none" fo:font-weight="normal" officeooo:rsid="000b9b01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style:text-underline-style="none" fo:font-weight="bold" officeooo:rsid="000b9b01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officeooo:rsid="000cdc4f"/>
    </style:style>
    <style:style style:name="T8" style:family="text">
      <style:text-properties fo:font-weight="normal" officeooo:rsid="000cdc4f" style:font-weight-asian="normal" style:font-weight-complex="normal"/>
    </style:style>
    <style:style style:name="T9" style:family="text">
      <style:text-properties fo:font-weight="normal" officeooo:rsid="000dc959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UMMARY OF OBSERVATIONS</text:p>
      <text:p text:style-name="P3"/>
      <text:h text:style-name="P18" text:outline-level="1">Original:</text:h>
      <text:p text:style-name="P1"><text:span text:style-name="T1">Ciao, colgo l'occasione per fare gli auguri a tutti!!!!!!<text:line-break/><text:line-break/>ho guardato il sito....BELLO!!!!!!!!!!!!!!!!!!!!!!!!!!!!!<text:line-break/><text:line-break/>alcune osservazioni (scrivo anche quello che ci siamo detti durante l'ultima riunione, i modo da averne traccia):<text:line-break/><text:line-break/></text:span><text:span text:style-name="T3">- pagina current state (senza aver effettuato il login): </text:span><text:span text:style-name="T1"><text:line-break/>1) water level (in metri sul livello del mare m slm, in inglese m asl)<text:line-break/>2) Riverbed level (in metri sul livello del mare m slm, in inglese m asl)<text:line-break/>3) inserirei l'altezza d'acqua che per definizione è 1) meno 2)<text:line-break/>4) nella foto della planimetria del ponte cerchierei la pila 30, specificando Pila 30 in modo che il disegno di fianco abbia un riferimento.<text:line-break/>5) i tre grafici sottostanti non ci sono (ci sono i riquadri e basta). Probabilmente va bene così in quanto avete dichiarato che alcuni grafici dovete ancora inserirli. Il mio è solo un check (magari questi devono essere presenti....)<text:line-break/><text:line-break/></text:span><text:span text:style-name="T3">- pagina current state (dopo aver effettuato il login): </text:span><text:span text:style-name="T1"><text:line-break/>1) vedo i grafici che prima non c'erano<text:line-break/>2) ridurre i decimali....<text:line-break/>3) in tutti e tre i grafici, se possibile , bloccherei l'asse delle ordinate. velocità vento (0-45 m/s), direzione vento (0-360°), idrometro (5-26 m slm, m asl)<text:line-break/>4) nell'ultimo grafico oltre all'idrometro c'è anche l'ecoscandaglio... <text:line-break/>5) la tabella finale è da semplificare.....<text:line-break/><text:line-break/></text:span><text:span text:style-name="T3">- pagina parameters (dopo aver effettuato il login): </text:span><text:span text:style-name="T1"><text:line-break/>1) non ho toccato niente<text:line-break/><text:line-break/></text:span><text:span text:style-name="T3">- pagina history diagrams (dopo aver effettuato il login): </text:span><text:span text:style-name="T1"><text:line-break/>1) ok a parte gli assi "y" dei grafici....<text:line-break/><text:line-break/></text:span><text:span text:style-name="T3">- pagina statistics (dopo aver effettuato il login): </text:span><text:span text:style-name="T1"><text:line-break/>1) è da completare?<text:line-break/><text:line-break/></text:span><text:span text:style-name="T3">Osservazione generale: <text:line-break/></text:span><text:span text:style-name="T1">1) sul mio pc le pagine si caricano abbastanza velocemente; anche cambiando qualcosa (tolgo flag in T e/o D), l'attesa non è eccessiva (sono collegato wireless con Alice 7 Mega...)<text:line-break/>2) E' possibile cambiare colore al rettangolo che identifica la sezione in base alla pagina visualizzata?<text:line-break/>Mi spiego meglio: se mi trovo in "Home" sarebbe di aiuto che il rettangolo fosse colorato, in modo da sapere sempre e subito dove mi trovo...<text:line-break/><text:line-break/><text:line-break/>bene, questo è tutto<text:line-break/>ciao a tutti<text:line-break/>buon Natale, buon anno nuovo!!!!<text:line-break/><text:line-break/>Gian</text:span></text:p>
      <text:p text:style-name="P5"/>
      <text:p text:style-name="P5"/>
      <text:p text:style-name="P5"/>
      <text:p text:style-name="P5"/>
      <text:p text:style-name="P5"/>
      <text:p text:style-name="P5"/>
      <text:h text:style-name="P19" text:outline-level="1"><text:soft-page-break/>Translated</text:h>
      <text:p text:style-name="P5">Hi, I take this opportunity to wish everyone!!!!!!</text:p>
      <text:p text:style-name="P5">I saw the site...NICE!!!!!!!!!!!!!!!!!!!!!!!!!!!!!</text:p>
      <text:p text:style-name="P5"/>
      <text:p text:style-name="P5">Some observations (I also write what we said at the last meeting, so you will have the track):</text:p>
      <text:list xml:id="list35238003" text:style-name="L1">
        <text:list-item>
          <text:p text:style-name="P10">current state page (without login):</text:p>
        </text:list-item>
      </text:list>
      <text:list xml:id="list35226091" text:style-name="L2">
        <text:list-item>
          <text:list>
            <text:list-item>
              <text:p text:style-name="P6">water level (in meters above the sea level m asl)</text:p>
            </text:list-item>
            <text:list-item>
              <text:p text:style-name="P6">Riverbed level (in meters above the sea level m asl))</text:p>
            </text:list-item>
            <text:list-item>
              <text:p text:style-name="P6">would put the height of water which is definead as 1) minus 2)</text:p>
            </text:list-item>
            <text:list-item>
              <text:p text:style-name="P6">in the picture of the layout of the bridge would highlight the pier 30, specifying “Pier 30” thus the design on the side has a reference</text:p>
            </text:list-item>
            <text:list-item>
              <text:p text:style-name="P13">there aren't the three graphs above (there are only the boxes). Probably it is right 'cause you said that some graphs have to be inserted yet. Mine is only a check(probably this graphs have to be present...)</text:p>
              <text:list>
                <text:list-item>
                  <text:p text:style-name="P17"><text:span text:style-name="T6">PERSONAL NOTE BY ANDREA</text:span><text:span text:style-name="T5">: on my PC they are present after recharging the page; probably he didn't refresh the page. Btw, when I charge the page the first time, the graphs are not visible</text:span></text:p>
                </text:list-item>
              </text:list>
            </text:list-item>
          </text:list>
        </text:list-item>
        <text:list-item>
          <text:p text:style-name="P11">current state page (after login)</text:p>
          <text:list>
            <text:list-item>
              <text:p text:style-name="P13">I can see the graphs that weren't visible before</text:p>
            </text:list-item>
            <text:list-item>
              <text:p text:style-name="P13">reduce the decimals...</text:p>
            </text:list-item>
            <text:list-item>
              <text:p text:style-name="P6">in all three graphs, if possible, I would block the ordinate axis, wind speed (0 - 45 m/s), wind direction (0 – 360°), hydrometer (5 – 26 m asl)</text:p>
            </text:list-item>
            <text:list-item>
              <text:p text:style-name="P6">in the last graph there is not only the hydrometer but also the echo-sounder</text:p>
              <text:list>
                <text:list-item>
                  <text:p text:style-name="P7"><text:span text:style-name="T2">PERSONAL NOTE BY ANDREA</text:span><text:span text:style-name="T1">: </text:span><text:span text:style-name="T7">I think he want to say to change the name of the graph :-)</text:span></text:p>
                </text:list-item>
              </text:list>
            </text:list-item>
            <text:list-item>
              <text:p text:style-name="P6">the final table has to be simplified.....</text:p>
              <text:list>
                <text:list-item>
                  <text:p text:style-name="P7"><text:span text:style-name="T2">PERSONAL NOTE BY ANDREA</text:span><text:span text:style-name="T1">: </text:span><text:span text:style-name="T7">I think he would like to see less decimals; the worst case should be an integer...is it a DB problem or a representation problem?</text:span></text:p>
                </text:list-item>
              </text:list>
            </text:list-item>
          </text:list>
        </text:list-item>
        <text:list-item>
          <text:p text:style-name="P7"><text:span text:style-name="T3">parameters </text:span><text:span text:style-name="T4">page </text:span><text:span text:style-name="T3">(after login)</text:span></text:p>
          <text:list>
            <text:list-item>
              <text:p text:style-name="P14">I touched nothing</text:p>
            </text:list-item>
          </text:list>
        </text:list-item>
        <text:list-item>
          <text:p text:style-name="P7"><text:span text:style-name="T3">history diagrams </text:span><text:span text:style-name="T4">page </text:span><text:span text:style-name="T3">(after login)</text:span></text:p>
          <text:list>
            <text:list-item>
              <text:p text:style-name="P9">ok apart from the axis “y” of the graphs</text:p>
            </text:list-item>
          </text:list>
        </text:list-item>
        <text:list-item>
          <text:p text:style-name="P7"><text:span text:style-name="T3">statistics </text:span><text:span text:style-name="T4">page </text:span><text:span text:style-name="T3">(after login)</text:span></text:p>
          <text:list>
            <text:list-item>
              <text:p text:style-name="P14">is it to complete, right?</text:p>
            </text:list-item>
          </text:list>
        </text:list-item>
        <text:list-item>
          <text:p text:style-name="P12">General Observation</text:p>
          <text:list>
            <text:list-item>
              <text:p text:style-name="P14">on my laptop the pages pretty fast to charge; also changing something (I play with T/D flags) the wait is not excessive (I use wireless with Alice 7 Mega...)</text:p>
            </text:list-item>
            <text:list-item>
              <text:p text:style-name="P9">Is it possible to change the coulour of the rectangle that identifies the selection based on the displayed page? Let me explain: if I am in the “Home”, it would help if the rectangle was colored, so Ialways know where I am now...</text:p>
              <text:list>
                <text:list-item>
                  <text:p text:style-name="P8"><text:span text:style-name="T2">PERSONAL NOTE BY ANDREA: </text:span><text:span text:style-name="T8">I think he would like to see the label highlighted: the “home” label highlighted if we are (or if we have selected) </text:span><text:span text:style-name="T9">in</text:span><text:span text:style-name="T8"> the home page, and so on </text:span><text:span text:style-name="T9">for all the labels...</text:span></text:p>
                </text:list-item>
              </text:list>
            </text:list-item>
          </text:list>
        </text:list-item>
      </text:list>
      <text:p text:style-name="P15">Great, that's all</text:p>
      <text:p text:style-name="P15">goodbye to everyone</text:p>
      <text:p text:style-name="P2"><text:span text:style-name="T8">merry Christmas, </text:span><text:span text:style-name="T9">happy new year!!!!</text:span></text:p>
      <text:p text:style-name="P16"/>
      <text:p text:style-name="P16">Gi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0pt" style:font-size-asian="8.75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4T14:25:36.77</meta:creation-date>
    <dc:date>2013-12-24T15:09:46.46</dc:date>
    <meta:editing-duration>PT3M21S</meta:editing-duration>
    <meta:editing-cycles>2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36" meta:word-count="797" meta:character-count="4523" meta:non-whitespace-character-count="3769"/>
  </office:meta>
</office:document-meta>
</file>